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Gracias por esta síntesis tan clara —con eso en mente, aquí tienes una propuesta estructurada del laboratorio que responde exactamente a esas preguntas, desarrolla los temas que propones, y culmina en las conclusiones definidas, con un tono coherente con tu estilo narrativo y científico-reflexivo:</text:p>
      <text:p text:style-name="Horizontal_20_Line"/>
      <text:h text:style-name="Heading_20_2" text:outline-level="2">🔬 Laboratorio – Capítulo 9: <text:span text:style-name="Strong_20_Emphasis">¿Por qué la vida crea individuos?</text:span></text:h>
      <text:p text:style-name="Quotations"><text:span text:style-name="Emphasis">"La vida no piensa en términos de personas. Piensa en términos de procesos."</text:span></text:p>
      <text:p text:style-name="Horizontal_20_Line"/>
      <text:h text:style-name="Heading_20_3" text:outline-level="3">🎯 <text:span text:style-name="Strong_20_Emphasis">Objetivo</text:span></text:h>
      <text:p text:style-name="Text_20_body">Explorar la función del individuo como componente esencial de una máquina inteligente: la vida.</text:p>
      <text:p text:style-name="Horizontal_20_Line"/>
      <text:h text:style-name="Heading_20_3" text:outline-level="3">❓ Preguntas iniciales</text:h>
      <text:list xml:id="list1611171902" text:style-name="L1">
        <text:list-item>
          <text:p text:style-name="P1">¿Por qué la vida crea individuos?</text:p>
        </text:list-item>
        <text:list-item>
          <text:p text:style-name="P1">¿Cuál es la función de un individuo?</text:p>
        </text:list-item>
        <text:list-item>
          <text:p text:style-name="P1">¿Por qué todos los individuos son diferentes?</text:p>
        </text:list-item>
      </text:list>
      <text:p text:style-name="Horizontal_20_Line"/>
      <text:h text:style-name="Heading_20_3" text:outline-level="3">📚 Desarrollo</text:h>
      <text:h text:style-name="Heading_20_4" text:outline-level="4">🧱 <text:span text:style-name="Strong_20_Emphasis">1. El individuo como bloque de construcción</text:span></text:h>
      <text:list xml:id="list3155112534" text:style-name="L2">
        <text:list-item>
          <text:p text:style-name="P2">La vida, como sistema de cálculo, no actúa en un solo cuerpo, sino en una red descentralizada de unidades operativas: los individuos.</text:p>
        </text:list-item>
        <text:list-item>
          <text:p text:style-name="P2">Cada individuo es una instancia <text:span text:style-name="Emphasis">activa</text:span> del sistema. No son periféricos, son núcleos de cómputo.</text:p>
        </text:list-item>
      </text:list>
      <text:p text:style-name="Quotations"><text:span text:style-name="Strong_20_Emphasis">Metáfora</text:span>: Como una colmena hecha de abejas, donde ninguna abeja es "la colmena", pero sin abejas no hay colmena.</text:p>
      <text:p text:style-name="Horizontal_20_Line"/>
      <text:h text:style-name="Heading_20_4" text:outline-level="4">🧬 <text:span text:style-name="Strong_20_Emphasis">2. El individuo como contenedor de memoria</text:span></text:h>
      <text:list xml:id="list360309841" text:style-name="L3">
        <text:list-item>
          <text:p text:style-name="P3">El ADN que porta un individuo contiene los datos acumulados del cálculo previo.</text:p>
        </text:list-item>
        <text:list-item>
          <text:p text:style-name="P3">Cada individuo transporta el estado parcial del proceso de la vida, como una variable que se pasa de función en función.</text:p>
        </text:list-item>
        <text:list-item>
          <text:p text:style-name="P3">Pero ese estado no es pasivo: en el proceso de reproducción, se transforma.</text:p>
        </text:list-item>
      </text:list>
      <text:p text:style-name="Quotations"><text:span text:style-name="Strong_20_Emphasis">Frase clave</text:span>: <text:span text:style-name="Emphasis">“El ADN no guarda la vida; la ejecuta.”</text:span></text:p>
      <text:p text:style-name="Horizontal_20_Line"><text:soft-page-break/></text:p>
      <text:h text:style-name="Heading_20_4" text:outline-level="4">🔁 <text:span text:style-name="Strong_20_Emphasis">3. El ciclo de vida: un programa breve</text:span></text:h>
      <text:list xml:id="list835515508" text:style-name="L4">
        <text:list-item>
          <text:p text:style-name="P4">Aunque cada individuo vive una historia única, su estructura es simple: nacer, crecer, reproducirse, morir.</text:p>
        </text:list-item>
        <text:list-item>
          <text:p text:style-name="P4">Este conjunto reducido de instrucciones garantiza que el sistema avance.<text:line-break/>(Su análisis detallado se deja para el siguiente capítulo.)</text:p>
        </text:list-item>
      </text:list>
      <text:p text:style-name="Horizontal_20_Line"/>
      <text:h text:style-name="Heading_20_4" text:outline-level="4">🌈 <text:span text:style-name="Strong_20_Emphasis">4. ¿Por qué todos son distintos?</text:span></text:h>
      <text:list xml:id="list2504690127" text:style-name="L5">
        <text:list-item>
          <text:p text:style-name="P5">La diversidad es una estrategia del sistema para recorrer múltiples caminos posibles al mismo tiempo.</text:p>
        </text:list-item>
        <text:list-item>
          <text:p text:style-name="P5">Ningún individuo realiza el mismo trabajo que otro: todos son versiones distintas de una misma función genérica.</text:p>
        </text:list-item>
        <text:list-item>
          <text:p text:style-name="P5">La variación genética es el combustible del cálculo evolutivo.</text:p>
        </text:list-item>
      </text:list>
      <text:p text:style-name="Quotations"><text:span text:style-name="Strong_20_Emphasis">Paradoja</text:span>: <text:span text:style-name="Emphasis">“Todos son iguales en ser distintos.”</text:span></text:p>
      <text:p text:style-name="Horizontal_20_Line"/>
      <text:h text:style-name="Heading_20_3" text:outline-level="3">✅ <text:span text:style-name="Strong_20_Emphasis">Conclusiones</text:span></text:h>
      <text:list xml:id="list3463820788" text:style-name="L6">
        <text:list-item>
          <text:p text:style-name="P6"><text:span text:style-name="Strong_20_Emphasis">Los individuos no viven independientemente</text:span><text:line-break/>No existen por sí mismos: forman parte de un flujo más amplio. Viven dentro del sistema, para el sistema.</text:p>
        </text:list-item>
        <text:list-item>
          <text:p text:style-name="P6"><text:span text:style-name="Strong_20_Emphasis">Los individuos son el bloque de construcción del sistema</text:span><text:line-break/>Cada uno es un nodo en la red viva que calcula la adaptación y continuidad del ADN.</text:p>
        </text:list-item>
        <text:list-item>
          <text:p text:style-name="P6"><text:span text:style-name="Strong_20_Emphasis">Cada individuo contiene el estado actual del proceso de cálculo</text:span><text:line-break/>No es un ser aislado, sino una expresión parcial y actual del algoritmo de la vida.</text:p>
        </text:list-item>
        <text:list-item>
          <text:p text:style-name="P6"><text:span text:style-name="Strong_20_Emphasis">La máquina es el conjunto completo… y cada individuo es también la máquina</text:span><text:line-break/>Porque en cada uno el proceso se reinicia. La máquina es una red de individuos, pero puede existir con uno solo. Si un único individuo se reproduce, el sistema persiste.</text:p>
        </text:list-item>
      </text:list>
      <text:p text:style-name="Horizontal_20_Line"/>
      <text:p text:style-name="Text_20_body">¿Quieres que ahora traduzcamos esto en una escena narrativa con Elara —quizás una conversación con un anfitrión en un entorno natural simbólico— o prefieres un <text:a xlink:type="simple" xlink:href="https://chatgpt.com/c/f" text:style-name="Internet_20_link" text:visited-style-name="Visited_20_Internet_20_Link">resumen visual</text:a> con un diagrama conceptual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7T09:56:44.430000000</meta:creation-date>
    <dc:date>2025-06-17T09:59:56.702000000</dc:date>
    <meta:editing-duration>PT3M12S</meta:editing-duration>
    <meta:editing-cycles>1</meta:editing-cycles>
    <meta:document-statistic meta:table-count="0" meta:image-count="0" meta:object-count="0" meta:page-count="2" meta:paragraph-count="33" meta:word-count="504" meta:character-count="2996" meta:non-whitespace-character-count="2541"/>
    <meta:generator>LibreOffice/7.3.5.2$Windows_X86_64 LibreOffice_project/184fe81b8c8c30d8b5082578aee2fed2ea847c01</meta:generator>
  </office:meta>
</office:document-meta>
</file>